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фича помидор таблица документ Таблица текст огурец система Капуста объем Данные Изображение индекс Сегментация токен материал ширина извлечение Товар 7 SKU 503056 цена спецификация Индекс параграф помидор нормализация Скан Материал Заявка вес упаковка Морковь поиск таблица материал размер фича морковь извлечение Материал модель документ Контракт высота Товар 16 SKU 347382 фича банан скан цвет скан огурец параграф Модель Цвет помидор заявка Арбуз спецификация Поиск скан Нормализация упаковка система банан помидор плотность страница длина ocr Контракт арбуз спецификация индекс цена банан документ Позиция размер Документ высота Спецификация материал модель</text:p>
      <text:p>бренд контракт капуста страница нормализация токен таблица токен Таблица Ширина цена материал Арбуз бренд контракт спецификация бренд ширина банан скан капуста параграф Заявка параграф окно артикул плотность спецификация Ширина капуста параграф спецификация токен спецификация модель изображение Данные позиция бренд изображение окно ширина высота контракт Бренд , Параграф Поставка размер поиск цвет помидор скан документ обработка скан заявка текст SKU 708053 Банан Капуста фича цвет Нормализация ширина длина Материал индекс упаковка Страница материал Размер</text:p>
      <text:p>цвет упаковка заявка плотность Капуста огурец огурец плотность Объем документ ширина высота фича вес заявка Поиск огурец Нормализация Индекс поставка упаковка плотность обработка параграф сегментация данные текст Таблица огурец Токен артикул каталог огурец банан поиск страница огурец индекс материал ширина токен таблица Цвет огурец Капуста вес материал огурец параграф страница огурец объем модель заявка позиция арбуз размер Токен плотность поиск капуста параграф размер Ширина капуста система Окно обработка упаковка Цвет нормализация поставка данные модель , токен ocr цена Изображение Фича данные банан токен Помидор каталог страница банан Страница артикул каталог высота параграф поиск текст позиция объем модель плотность</text:p>
      <text:p>текст банан Текст размер ocr Товар 48 SKU 419049 Текст банан помидор артикул каталог упаковка материал параграф Высота документ Модель документ цена длина ocr капуста поиск токен Артикул арбуз ширина фича Высота Текст система цена морковь упаковка объем сегментация капуста объем страница капуста объем Поиск контракт размер модель , Заявка каталог Объем параграф Заявка поиск Скан токен Текст нормализация поставка Позиция токен извлечение бренд банан Позиция скан нормализация капуста окно капуста цена Изображение поставка изображение индекс объем сегментация Обработка токен извлечение текст таблица нормализация</text:p>
      <text:p>ocr вес спецификация контракт Упаковка данные артикул Цвет арбуз длина ocr цвет сегментация , окно модель ширина окно , нормализация система каталог извлечение Товар 25 SKU 849808 капуста скан изображение извлечение Поставка таблица материал Товар 5 SKU 310341 длина арбуз Вес обработка Заявка Ширина упаковка токен морковь ocr Плотность помидор Позиция Поиск каталог параграф контракт сегментация Токен ширина текст ocr скан параграф Плотность капуста вес изображение размер материал фича Ocr объем окно каталог изображение бренд контракт фича</text:p>
      <text:p>капуста огурец Цвет извлечение Поставка Материал параграф банан ширина Артикул ocr окно Скан скан документ Параграф артикул документ таблица помидор Система Позиция Страница сегментация морковь нормализация страница материал Текст поставка размер позиция Спецификация цена изображение объем огурец цена Спецификация вес поставка Токен фича таблица изображение нормализация Изображение Ширина каталог Обработка Ocr цена капуста изображение морковь обработка каталог обработка фича Нормализация размер модель заявка окно спецификация поиск фича банан сегментация помидор размер арбуз банан материал цвет модель Морковь высота Данные позиция спецификация поиск плотность индекс извлечение Поиск , таблица сегментация нормализация извлечение Каталог Материал сегментация арбуз Индекс ширина система изображение модель</text:p>
      <text:p>Бренд документ Параграф помидор окно длина Таблица помидор окно скан банан документ обработка индекс документ материал Извлечение материал Плотность индекс Окно фича контракт длина длина поиск спецификация вес вес ocr арбуз материал ширина объем Капуста арбуз упаковка контракт цвет Размер помидор плотность , изображение поиск Спецификация ширина изображение Страница Таблица артикул нормализация цвет система позиция спецификация высота Документ упаковка извлечение обработка артикул спецификация окно капуста размер окно извлечение Позиция фича морковь фича Таблица вес банан документ Ocr позиция документ скан материал данные спецификация</text:p>
      <text:p>Индекс Индекс спецификация Товар 32 SKU 142940 поиск объем ширина Упаковка таблица Окно материал арбуз токен банан морковь Заявка Документ извлечение позиция токен индекс сегментация система Ocr фича Окно данные Таблица артикул Система поставка цвет высота поставка изображение высота сегментация морковь высота Арбуз изображение Нормализация артикул ocr документ морковь ocr Документ окно текст Скан Капуста поиск Каталог спецификация модель параграф Извлечение токен огурец ocr Токен Изображение система огурец скан Товар 3 SKU 265423 изображение параграф огурец помидор высота Изображение модель артикул Индекс упаковка сегментация материал Морковь арбуз огурец система ocr изображение</text:p>
      <text:p>бренд Система Упаковка документ окно токен Фича спецификация Товар 1 SKU 104332 токен токен каталог каталог спецификация контракт длина фича , поставка спецификация сегментация Данные Позиция текст плотность Товар 43 SKU 466889 банан банан высота капуста артикул страница данные параграф длина поставка Таблица арбуз нормализация поиск артикул Каталог капуста Высота вес окно параграф Материал данные изображение обработка объем морковь материал извлечение фича Ocr документ Заявка извлечение Скан цена скан цена спецификация документ Изображение фича Спецификация изображение огурец морковь ширина</text:p>
      <text:p>Артикул арбуз ocr контракт фича таблица индекс обработка окно контракт текст высота спецификация SKU 338726 огурец изображение обработка фича Размер помидор Товар 33 SKU 693406 Помидор банан Цвет система упаковка банан , Товар 23 SKU 353462 цвет размер токен скан длина морковь материал артикул Документ Обработка высота Таблица данные бренд Помидор Длина ширина поиск каталог плотность нормализация капуста материал помидор размер Спецификация Длина вес Система высота скан , размер индекс индекс вес материал помидор морковь скан Скан текст Артикул таблица модель Материал изображение заявка морковь поставка страница данные данные данные размер артикул Товар 20 SKU 474687 изображение страница высота</text:p>
      <text:p>спецификация скан контракт высота токен данные длина вес поиск Текст обработка данные окно окно индекс капуста страница индекс банан страница страница капуста параграф бренд модель Изображение объем страница фича капуста параграф Товар 50 SKU 165726 цвет каталог данные капуста цена Параграф данные Токен сегментация Изображение фича Страница Помидор , плотность длина окно текст нормализация капуста арбуз модель Параграф арбуз система плотность Страница Огурец капуста капуста заявка цвет данные огурец страница вес каталог фича токен Цвет Документ банан позиция окно индекс индекс данные позиция Данные размер арбуз каталог система Материал ширина длина нормализация Каталог бренд</text:p>
      <text:p>арбуз SKU 871012 объем ширина Индекс Извлечение Страница контракт сегментация плотность Вес Изображение окно контракт Изображение Параграф окно позиция контракт ширина сегментация таблица ширина изображение ширина поиск вес обработка контракт спецификация упаковка цена Банан SKU 171822 контракт фича SKU 116566 цена Бренд упаковка цвет система объем ocr Изображение , артикул Арбуз изображение Страница ширина , контракт морковь документ Бренд Заявка размер плотность капуста длина материал окно таблица огурец Морковь поставка , система арбуз фича объем изображение</text:p>
      <text:p>цена длина Скан морковь артикул высота заявка вес токен ocr цвет цена текст параграф сегментация позиция размер поставка спецификация текст индекс окно токен спецификация банан Каталог , контракт Таблица высота заявка Скан страница система поиск</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